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Cursor" svg:font-family="'TeX Gyre Cursor'" style:font-pitch="fixed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0f3183" officeooo:paragraph-rsid="000f3183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d4e9c" officeooo:paragraph-rsid="000d4e9c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officeooo:rsid="000d4e9c" officeooo:paragraph-rsid="000d4e9c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f3183" officeooo:paragraph-rsid="000f3183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5pt" fo:font-weight="normal" officeooo:rsid="000f3183" officeooo:paragraph-rsid="000f3183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5pt" fo:font-weight="normal" officeooo:rsid="000f5c23" officeooo:paragraph-rsid="000f5c23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size="15pt" fo:font-weight="normal" officeooo:rsid="00112dcd" officeooo:paragraph-rsid="00112dcd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3pt" fo:font-weight="normal" officeooo:rsid="000f5c23" officeooo:paragraph-rsid="0011f3be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size="13pt" fo:font-weight="normal" officeooo:rsid="000f5c23" officeooo:paragraph-rsid="000f5c23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ize="13pt" fo:font-weight="normal" officeooo:rsid="000f5c23" officeooo:paragraph-rsid="0011f3be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ize="13pt" fo:font-weight="normal" officeooo:rsid="00119f83" officeooo:paragraph-rsid="00119f83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15pt" fo:font-weight="normal" officeooo:rsid="000f5c23" officeooo:paragraph-rsid="000f5c23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color="#000000" fo:font-size="15pt" fo:font-weight="normal" officeooo:rsid="000f3183" officeooo:paragraph-rsid="000f3183" style:font-size-asian="15pt" style:font-weight-asian="normal" style:font-size-complex="15pt" style:font-weight-complex="normal"/>
    </style:style>
    <style:style style:name="T1" style:family="text">
      <style:text-properties fo:font-size="13pt" fo:font-style="normal" style:font-size-asian="11.3500003814697pt" style:font-style-asian="normal" style:font-size-complex="13pt" style:font-style-complex="normal"/>
    </style:style>
    <style:style style:name="T2" style:family="text">
      <style:text-properties fo:font-size="13pt" fo:font-style="normal" officeooo:rsid="00112dcd" style:font-size-asian="11.3500003814697pt" style:font-style-asian="normal" style:font-size-complex="13pt" style:font-style-complex="normal"/>
    </style:style>
    <style:style style:name="T3" style:family="text">
      <style:text-properties fo:color="#808080"/>
    </style:style>
    <style:style style:name="T4" style:family="text">
      <style:text-properties fo:color="#333333"/>
    </style:style>
    <style:style style:name="T5" style:family="text">
      <style:text-properties fo:color="#333333" style:font-name="Courier"/>
    </style:style>
    <style:style style:name="T6" style:family="text">
      <style:text-properties fo:color="#333333" style:font-name="Courier" fo:font-style="normal" style:font-style-asian="normal" style:font-style-complex="normal"/>
    </style:style>
    <style:style style:name="T7" style:family="text">
      <style:text-properties fo:color="#333333" style:font-name="Courier" fo:font-size="13pt" fo:font-style="normal" style:font-size-asian="11.3500003814697pt" style:font-style-asian="normal" style:font-size-complex="13pt" style:font-style-complex="normal"/>
    </style:style>
    <style:style style:name="T8" style:family="text">
      <style:text-properties fo:color="#333333" style:font-name="Courier" fo:font-size="13pt" fo:font-style="normal" officeooo:rsid="00112dcd" style:font-size-asian="11.3500003814697pt" style:font-style-asian="normal" style:font-size-complex="13pt" style:font-style-complex="normal"/>
    </style:style>
    <style:style style:name="T9" style:family="text">
      <style:text-properties fo:color="#333333" style:font-name="Courier" fo:font-size="13pt" fo:font-style="normal" officeooo:rsid="00119f83" style:font-size-asian="11.3500003814697pt" style:font-style-asian="normal" style:font-size-complex="13pt" style:font-style-complex="normal"/>
    </style:style>
    <style:style style:name="T10" style:family="text">
      <style:text-properties fo:color="#333333" style:font-name="Courier" officeooo:rsid="00119f83"/>
    </style:style>
    <style:style style:name="T11" style:family="text">
      <style:text-properties fo:color="#333333" style:font-name="Courier" fo:font-size="12pt" style:font-size-asian="12pt" style:font-size-complex="12pt"/>
    </style:style>
    <style:style style:name="T12" style:family="text">
      <style:text-properties fo:color="#333333" style:font-name="Courier" fo:font-size="12pt" officeooo:rsid="00119f83" style:font-size-asian="12pt" style:font-size-complex="12pt"/>
    </style:style>
    <style:style style:name="T13" style:family="text">
      <style:text-properties fo:color="#333333" style:font-name="Courier" fo:font-size="11pt" style:font-size-asian="11pt" style:font-size-complex="11pt"/>
    </style:style>
    <style:style style:name="T14" style:family="text">
      <style:text-properties fo:color="#333333" style:font-name="Courier" fo:font-size="11pt" officeooo:rsid="00119f83" style:font-size-asian="11pt" style:font-size-complex="11pt"/>
    </style:style>
    <style:style style:name="T15" style:family="text">
      <style:text-properties fo:color="#333333" style:font-name="Courier" fo:font-size="10.5pt" style:font-size-asian="10.5pt" style:font-size-complex="10.5pt"/>
    </style:style>
    <style:style style:name="T16" style:family="text">
      <style:text-properties fo:color="#333333" style:font-name="Courier" fo:font-size="10.5pt" officeooo:rsid="00119f83" style:font-size-asian="10.5pt" style:font-size-complex="10.5pt"/>
    </style:style>
    <style:style style:name="T17" style:family="text">
      <style:text-properties fo:color="#333333" style:font-name="Courier" fo:font-size="9pt" style:font-size-asian="9pt" style:font-size-complex="9pt"/>
    </style:style>
    <style:style style:name="T18" style:family="text">
      <style:text-properties fo:color="#333333" style:font-name="Courier" fo:font-size="9pt" officeooo:rsid="00119f83" style:font-size-asian="9pt" style:font-size-complex="9pt"/>
    </style:style>
    <style:style style:name="T19" style:family="text">
      <style:text-properties fo:color="#333333" style:font-name="Courier" style:font-size-asian="13pt"/>
    </style:style>
    <style:style style:name="T20" style:family="text">
      <style:text-properties fo:color="#333333" style:font-name="Courier" officeooo:rsid="00119f83" style:font-size-asian="13pt"/>
    </style:style>
    <style:style style:name="T21" style:family="text">
      <style:text-properties fo:color="#333333" officeooo:rsid="00119f83"/>
    </style:style>
    <style:style style:name="T22" style:family="text">
      <style:text-properties fo:color="#333333" style:font-name="DejaVu Sans Light" style:font-size-asian="13pt"/>
    </style:style>
    <style:style style:name="T23" style:family="text">
      <style:text-properties fo:color="#333333" style:font-name="DejaVu Sans Light" officeooo:rsid="00119f83" style:font-size-asian="13pt"/>
    </style:style>
    <style:style style:name="T24" style:family="text">
      <style:text-properties fo:color="#333333" style:font-name="DejaVu Sans Light" fo:font-size="10pt" style:font-size-asian="10pt" style:font-size-complex="10pt"/>
    </style:style>
    <style:style style:name="T25" style:family="text">
      <style:text-properties fo:color="#333333" style:font-name="DejaVu Sans Light" fo:font-size="10pt" officeooo:rsid="00119f83" style:font-size-asian="10pt" style:font-size-complex="10pt"/>
    </style:style>
    <style:style style:name="T26" style:family="text">
      <style:text-properties fo:color="#333333" style:font-name="DejaVu Sans Light" fo:font-size="12pt" style:font-size-asian="12pt" style:font-size-complex="12pt"/>
    </style:style>
    <style:style style:name="T27" style:family="text">
      <style:text-properties fo:color="#333333" style:font-name="DejaVu Sans Light" fo:font-size="12pt" officeooo:rsid="00119f83" style:font-size-asian="12pt" style:font-size-complex="12pt"/>
    </style:style>
    <style:style style:name="T28" style:family="text">
      <style:text-properties fo:color="#333333" style:font-name="DejaVu Sans Light" fo:font-size="12pt" fo:font-style="normal" style:font-size-asian="12pt" style:font-style-asian="normal" style:font-size-complex="12pt" style:font-style-complex="normal"/>
    </style:style>
    <style:style style:name="T29" style:family="text">
      <style:text-properties fo:color="#333333" style:font-name="DejaVu Sans Light" fo:font-size="12pt" fo:font-style="normal" officeooo:rsid="00112dcd" style:font-size-asian="12pt" style:font-style-asian="normal" style:font-size-complex="12pt" style:font-style-complex="normal"/>
    </style:style>
    <style:style style:name="T30" style:family="text">
      <style:text-properties fo:color="#333333" style:font-name="DejaVu Sans Light" fo:font-size="12pt" fo:font-style="normal" officeooo:rsid="00119f83" style:font-size-asian="12pt" style:font-style-asian="normal" style:font-size-complex="12pt" style:font-style-complex="normal"/>
    </style:style>
    <style:style style:name="T31" style:family="text">
      <style:text-properties fo:color="#333333" style:font-name="DejaVu Sans Light" fo:font-size="13pt" fo:font-style="normal" officeooo:rsid="00112dcd" style:font-size-asian="11.3500003814697pt" style:font-style-asian="normal" style:font-size-complex="13pt" style:font-style-complex="normal"/>
    </style:style>
    <style:style style:name="T32" style:family="text">
      <style:text-properties fo:color="#333333" style:font-name="DejaVu Sans Light" fo:font-size="13pt" fo:font-style="normal" officeooo:rsid="00119f83" style:font-size-asian="11.3500003814697pt" style:font-style-asian="normal" style:font-size-complex="13pt" style:font-style-complex="normal"/>
    </style:style>
    <style:style style:name="T33" style:family="text">
      <style:text-properties fo:color="#333333" style:font-name="DejaVu Sans Light" fo:font-style="normal" style:font-style-asian="normal" style:font-style-complex="normal"/>
    </style:style>
    <style:style style:name="T34" style:family="text">
      <style:text-properties fo:color="#333333" style:font-name="TeX Gyre Cursor" style:font-size-asian="13pt"/>
    </style:style>
    <style:style style:name="T35" style:family="text">
      <style:text-properties fo:color="#333333" style:font-name="TeX Gyre Cursor" officeooo:rsid="00119f83" style:font-size-asian="13pt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officeooo:rsid="00119f83"/>
    </style:style>
    <style:style style:name="T38" style:family="text">
      <style:text-properties fo:color="#ff0000" style:font-name="Liberation Serif" fo:font-size="13pt" fo:font-style="normal" fo:font-weight="bold" officeooo:rsid="00119f83" style:font-size-asian="11.3500003814697pt" style:font-style-asian="normal" style:font-weight-asian="bold" style:font-size-complex="13pt" style:font-style-complex="normal" style:font-weight-complex="bold"/>
    </style:style>
    <style:style style:name="T39" style:family="text">
      <style:text-properties style:font-name="Liberation Serif" fo:font-size="13pt" fo:font-style="normal" style:font-size-asian="11.3500003814697pt" style:font-style-asian="normal" style:font-size-complex="13pt" style:font-style-complex="normal"/>
    </style:style>
    <style:style style:name="T40" style:family="text">
      <style:text-properties style:font-name="Liberation Serif" fo:font-size="13pt" fo:font-style="normal" officeooo:rsid="00119f83" style:font-size-asian="11.3500003814697pt" style:font-style-asian="normal" style:font-size-complex="13pt" style:font-style-complex="normal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style:font-name="DejaVu Sans Light" fo:font-size="12pt" fo:font-style="normal" style:font-size-asian="12pt" style:font-style-asian="normal" style:font-size-complex="12pt" style:font-style-complex="normal"/>
    </style:style>
    <style:style style:name="T43" style:family="text">
      <style:text-properties style:font-name="DejaVu Sans Light" fo:font-size="12pt" fo:font-style="normal" officeooo:rsid="00112dcd" style:font-size-asian="12pt" style:font-style-asian="normal" style:font-size-complex="12pt" style:font-style-complex="normal"/>
    </style:style>
    <style:style style:name="T44" style:family="text">
      <style:text-properties style:font-name="DejaVu Sans Light" fo:font-size="12pt" fo:font-style="normal" officeooo:rsid="00119f83" style:font-size-asian="12pt" style:font-style-asian="normal" style:font-size-complex="12pt" style:font-style-complex="normal"/>
    </style:style>
    <style:style style:name="T45" style:family="text">
      <style:text-properties style:font-name="DejaVu Sans Light" fo:font-size="12pt" style:font-size-asian="12pt" style:font-size-complex="12pt"/>
    </style:style>
    <style:style style:name="T46" style:family="text">
      <style:text-properties style:font-name="DejaVu Sans Light" fo:font-size="12pt" officeooo:rsid="00119f83" style:font-size-asian="12pt" style:font-size-complex="12pt"/>
    </style:style>
    <style:style style:name="T47" style:family="text">
      <style:text-properties fo:color="#1c1c1c" style:font-name="DejaVu Sans Light" fo:font-size="12pt" fo:font-style="normal" style:font-size-asian="12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tif du projet</text:p>
      <text:p text:style-name="P2"/>
      <text:p text:style-name="P3"/>
      <text:p text:style-name="P1">Sommaire</text:p>
      <text:p text:style-name="P4"/>
      <text:p text:style-name="P4"/>
      <text:p text:style-name="P4"><text:tab/>Mode d’emploi<text:span text:style-name="T3">…………………………………………………………………………</text:span></text:p>
      <text:p text:style-name="P4"/>
      <text:p text:style-name="P4"><text:tab/>Descriptif de la structure du code développé<text:span text:style-name="T3">…………………………………………..</text:span></text:p>
      <text:p text:style-name="P4"/>
      <text:p text:style-name="P4"><text:tab/>Fonctionnalités implémentées et manquantes<text:span text:style-name="T3">………………………………………….</text:span></text:p>
      <text:p text:style-name="P4"/>
      <text:p text:style-name="P4"><text:tab/>Bogues connus<text:span text:style-name="T3">………………………………………………………………………….</text:span></text:p>
      <text:p text:style-name="P4"/>
      <text:p text:style-name="P4"><text:tab/>Description des tests<text:span text:style-name="T3">……………………………………………………………………</text:span></text:p>
      <text:p text:style-name="P13">Mode d’emploi</text:p>
      <text:p text:style-name="P5"/>
      <text:p text:style-name="P6">Compilation</text:p>
      <text:p text:style-name="P6"/>
      <text:p text:style-name="P9"><text:tab/>Nous avions des difficultés à comprendre le fonctionnement des outils automake/autoconf. C’est pourquoi nous avons préféré écrire notre propre Makefile. Chaque programme est compilé de façon à pouvoir être débuggé.</text:p>
      <text:p text:style-name="P9"><text:tab/>Chaque programme se présentant sous la forme <text:span text:style-name="T42">read-*.c</text:span> est compilable selon la même structure</text:p>
      <text:p text:style-name="P9"><text:tab/><text:tab/><text:span text:style-name="T42">make bin/dobby-read-*</text:span></text:p>
      <text:p text:style-name="P9"><text:span text:style-name="T6"/></text:p>
      <text:p text:style-name="P12"><text:span text:style-name="T36">Exécution</text:span></text:p>
      <text:p text:style-name="P12"><text:span text:style-name="T36"/></text:p>
      <text:p text:style-name="P12"><text:span text:style-name="T36"><text:tab/></text:span><text:span text:style-name="T1">Chaque exécutable (se présentant alors sous la forme </text:span><text:span text:style-name="T7">read-*</text:span><text:span text:style-name="T1"> ) </text:span><text:span text:style-name="T2">s’exécute via la commande</text:span></text:p>
      <text:p text:style-name="P12"><text:span text:style-name="T2"><text:tab/><text:tab/></text:span><text:span text:style-name="T43">./bin/dobby-read-* </text:span><text:span text:style-name="T44">&lt; </text:span><text:span text:style-name="T43">arguments </text:span><text:span text:style-name="T44">&gt;</text:span></text:p>
      <text:p text:style-name="P12"><text:span text:style-name="T2"/></text:p>
      <text:p text:style-name="P7"><text:span text:style-name="T39"><text:tab/>Pour la plupart des exécutables, </text:span><text:span text:style-name="T40">l’argument demandé est un fichier elf, se trouvant dans le répertoire </text:span><text:span text:style-name="T38">[ A CREER ]</text:span><text:span text:style-name="T40">.</text:span></text:p>
      <text:p text:style-name="P10"><text:tab/><text:span text:style-name="T37">Le programme read-section-content est une exception. Plusieurs arguments sont demandés : un fichier elf, <text:s/>-s | -i selon si la section est indiquée par son nom ou par un numéro (s pour le nom et i pour le numéro), et le nom ou le numéro de la section souhaitée. La commande se présente alors sous la forme</text:span></text:p>
      <text:p text:style-name="P8"><text:tab/><text:tab/><text:span text:style-name="T45">./</text:span><text:span text:style-name="T46">bin/dobby-read-section-content &lt; fichier elf &gt; &lt; -s | -i &gt; <text:line-break/><text:tab/><text:tab/>&lt; section souhaitée &gt;</text:span></text:p>
      <text:p text:style-name="P11">ou</text:p>
      <text:p text:style-name="P11"><text:tab/><text:tab/><text:span text:style-name="T45">./bin/dobby-read-section-content &lt; -s | -i &gt; &lt; section souhaitée &gt; <text:line-break/><text:tab/><text:tab/>&lt; fichier elf 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Cursor" svg:font-family="'TeX Gyre Cursor'" style:font-pitch="fixed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25:11.695439642</meta:creation-date>
    <dc:date>2019-01-09T11:02:57.549889035</dc:date>
    <meta:editing-duration>PT26M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196" meta:character-count="1367" meta:non-whitespace-character-count="1166"/>
  </office:meta>
</office:document-meta>
</file>